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justify" style:justify-single-word="false"/>
      <style:text-properties officeooo:paragraph-rsid="001a5702"/>
    </style:style>
    <style:style style:name="P2" style:family="paragraph" style:parent-style-name="Text_20_body">
      <style:paragraph-properties fo:text-align="justify" style:justify-single-word="false"/>
    </style:style>
    <style:style style:name="P3" style:family="paragraph" style:parent-style-name="Text_20_body">
      <style:paragraph-properties fo:margin-left="0cm" fo:margin-right="0cm" fo:text-align="justify" style:justify-single-word="false" fo:text-indent="0cm" style:auto-text-indent="false"/>
    </style:style>
    <style:style style:name="P4" style:family="paragraph" style:parent-style-name="Text_20_body">
      <style:paragraph-properties fo:text-align="start" style:justify-single-word="false"/>
      <style:text-properties officeooo:paragraph-rsid="001a5702"/>
    </style:style>
    <style:style style:name="P5" style:family="paragraph" style:parent-style-name="Text_20_body">
      <style:paragraph-properties fo:text-align="justify" style:justify-single-word="false"/>
      <style:text-properties fo:font-size="11pt" officeooo:paragraph-rsid="001a5702" style:font-size-asian="11pt" style:font-size-complex="11pt"/>
    </style:style>
    <style:style style:name="P6" style:family="paragraph" style:parent-style-name="Text_20_body">
      <style:text-properties officeooo:paragraph-rsid="001a5702"/>
    </style:style>
    <style:style style:name="P7" style:family="paragraph" style:parent-style-name="Text_20_body">
      <style:paragraph-properties fo:margin-left="0cm" fo:margin-right="0cm" fo:text-indent="0cm" style:auto-text-indent="false"/>
      <style:text-properties officeooo:paragraph-rsid="001a5702"/>
    </style:style>
    <style:style style:name="P8" style:family="paragraph" style:parent-style-name="Title">
      <style:text-properties fo:font-size="26pt" officeooo:paragraph-rsid="001a5702" style:font-size-asian="26pt" style:font-size-complex="26pt"/>
    </style:style>
    <style:style style:name="P9" style:family="paragraph" style:parent-style-name="Heading_20_1">
      <style:paragraph-properties fo:text-align="justify" style:justify-single-word="false"/>
      <style:text-properties officeooo:paragraph-rsid="001a5702"/>
    </style:style>
    <style:style style:name="P10" style:family="paragraph" style:parent-style-name="Heading_20_1">
      <style:paragraph-properties fo:text-align="justify" style:justify-single-word="false"/>
      <style:text-properties officeooo:rsid="001acf3c" officeooo:paragraph-rsid="001acf3c"/>
    </style:style>
    <style:style style:name="P11" style:family="paragraph" style:parent-style-name="Text_20_body" style:list-style-name="L1">
      <style:text-properties fo:font-size="11pt" officeooo:paragraph-rsid="001a5702" style:font-size-asian="11pt" style:font-size-complex="11pt"/>
    </style:style>
    <style:style style:name="P12" style:family="paragraph" style:parent-style-name="Text_20_body" style:list-style-name="L2">
      <style:text-properties fo:font-size="11pt" officeooo:paragraph-rsid="001a5702" style:font-size-asian="11pt" style:font-size-complex="11pt"/>
    </style:style>
    <style:style style:name="P13" style:family="paragraph" style:parent-style-name="Text_20_body" style:list-style-name="L3">
      <style:text-properties fo:font-size="11pt" officeooo:paragraph-rsid="001a5702" style:font-size-asian="11pt" style:font-size-complex="11pt"/>
    </style:style>
    <style:style style:name="P14" style:family="paragraph" style:parent-style-name="Text_20_body" style:list-style-name="L4">
      <style:text-properties fo:font-size="11pt" officeooo:paragraph-rsid="001a5702" style:font-size-asian="11pt" style:font-size-complex="11pt"/>
    </style:style>
    <style:style style:name="P15" style:family="paragraph" style:parent-style-name="Text_20_body" style:list-style-name="L5">
      <style:text-properties fo:font-size="11pt" officeooo:paragraph-rsid="001a5702" style:font-size-asian="11pt" style:font-size-complex="11pt"/>
    </style:style>
    <style:style style:name="P16" style:family="paragraph" style:parent-style-name="Text_20_body" style:list-style-name="L6">
      <style:text-properties fo:font-size="11pt" officeooo:paragraph-rsid="001a5702" style:font-size-asian="11pt" style:font-size-complex="11pt"/>
    </style:style>
    <style:style style:name="P17" style:family="paragraph" style:parent-style-name="Text_20_body" style:list-style-name="L7">
      <style:text-properties fo:font-size="11pt" officeooo:paragraph-rsid="001a5702" style:font-size-asian="11pt" style:font-size-complex="11pt"/>
    </style:style>
    <style:style style:name="P18" style:family="paragraph" style:parent-style-name="Text_20_body" style:list-style-name="L8">
      <style:text-properties fo:font-size="11pt" officeooo:paragraph-rsid="001a5702" style:font-size-asian="11pt" style:font-size-complex="11pt"/>
    </style:style>
    <style:style style:name="P19" style:family="paragraph" style:parent-style-name="Text_20_body" style:list-style-name="L4">
      <style:text-properties officeooo:paragraph-rsid="001a5702"/>
    </style:style>
    <style:style style:name="P20" style:family="paragraph" style:parent-style-name="Text_20_body" style:list-style-name="L6">
      <style:text-properties officeooo:paragraph-rsid="001a5702"/>
    </style:style>
    <style:style style:name="P21" style:family="paragraph" style:parent-style-name="Text_20_body" style:list-style-name="L7">
      <style:text-properties officeooo:paragraph-rsid="001a5702"/>
    </style:style>
    <style:style style:name="P22" style:family="paragraph" style:parent-style-name="Text_20_body">
      <style:paragraph-properties fo:text-align="justify" style:justify-single-word="false"/>
      <style:text-properties officeooo:paragraph-rsid="001acf3c"/>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start" style:justify-single-word="false"/>
      <style:text-properties officeooo:paragraph-rsid="001acf3c"/>
    </style:style>
    <style:style style:name="P25" style:family="paragraph" style:parent-style-name="Text_20_body">
      <style:paragraph-properties fo:text-align="justify" style:justify-single-word="false"/>
      <style:text-properties fo:font-size="16pt" fo:font-weight="bold" officeooo:rsid="001acf3c" officeooo:paragraph-rsid="001acf3c" style:font-size-asian="16pt" style:font-weight-asian="bold" style:font-size-complex="16pt" style:font-weight-complex="bold"/>
    </style:style>
    <style:style style:name="P26" style:family="paragraph" style:parent-style-name="Text_20_body">
      <style:text-properties fo:font-size="16pt" fo:font-weight="bold" officeooo:rsid="001acf3c" officeooo:paragraph-rsid="001acf3c" style:font-size-asian="16pt" style:font-weight-asian="bold" style:font-size-complex="16pt" style:font-weight-complex="bold"/>
    </style:style>
    <style:style style:name="P27" style:family="paragraph" style:parent-style-name="Text_20_body">
      <style:paragraph-properties fo:text-align="justify" style:justify-single-word="false"/>
      <style:text-properties fo:font-size="12pt" fo:font-weight="normal" officeooo:rsid="001acf3c" officeooo:paragraph-rsid="001acf3c" style:font-size-asian="10.5pt" style:font-weight-asian="normal" style:font-size-complex="12pt" style:font-weight-complex="normal"/>
    </style:style>
    <style:style style:name="P28" style:family="paragraph" style:parent-style-name="Text_20_body">
      <style:paragraph-properties fo:text-align="justify" style:justify-single-word="false"/>
      <style:text-properties fo:font-size="12pt" fo:font-weight="normal" officeooo:rsid="001acf3c" officeooo:paragraph-rsid="001acf3c" style:font-size-asian="12pt" style:font-weight-asian="normal" style:font-size-complex="12pt" style:font-weight-complex="normal"/>
    </style:style>
    <style:style style:name="T1" style:family="text">
      <style:text-properties officeooo:rsid="000d8136"/>
    </style:style>
    <style:style style:name="T2" style:family="text">
      <style:text-properties fo:font-size="11pt" style:font-size-asian="11pt" style:font-size-complex="11pt"/>
    </style:style>
    <style:style style:name="T3" style:family="text">
      <style:text-properties fo:font-size="11pt" officeooo:rsid="001a5702" style:font-size-asian="11pt" style:font-size-complex="11pt"/>
    </style:style>
    <style:style style:name="T4" style:family="text">
      <style:text-properties officeooo:rsid="000bd350"/>
    </style:style>
    <style:style style:name="T5" style:family="text">
      <style:text-properties officeooo:rsid="001b4f93"/>
    </style:style>
    <style:style style:name="T6" style:family="text">
      <style:text-properties officeooo:rsid="000653d3"/>
    </style:style>
    <style:style style:name="T7" style:family="text">
      <style:text-properties officeooo:rsid="0006382b"/>
    </style:style>
    <style:style style:name="T8" style:family="text">
      <style:text-properties fo:font-weight="bold" style:font-weight-asian="bold" style:font-weight-complex="bold"/>
    </style:style>
    <style:style style:name="T9" style:family="text">
      <style:text-properties fo:font-weight="bold" officeooo:rsid="0006382b" style:font-weight-asian="bold" style:font-weight-complex="bold"/>
    </style:style>
    <style:style style:name="T10" style:family="text">
      <style:text-properties fo:font-weight="bold" officeooo:rsid="0007a5cd" style:font-weight-asian="bold" style:font-weight-complex="bold"/>
    </style:style>
    <style:style style:name="T11" style:family="text">
      <style:text-properties fo:font-weight="bold" officeooo:rsid="0009b92b" style:font-weight-asian="bold" style:font-weight-complex="bold"/>
    </style:style>
    <style:style style:name="T12" style:family="text">
      <style:text-properties fo:font-weight="bold" officeooo:rsid="000a41b5" style:font-weight-asian="bold" style:font-weight-complex="bold"/>
    </style:style>
    <style:style style:name="T13" style:family="text">
      <style:text-properties fo:font-weight="bold" officeooo:rsid="000b2589" style:font-weight-asian="bold" style:font-weight-complex="bold"/>
    </style:style>
    <style:style style:name="T14" style:family="text">
      <style:text-properties fo:font-weight="bold" officeooo:rsid="001acf3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7a5cd" style:font-weight-asian="normal" style:font-weight-complex="normal"/>
    </style:style>
    <style:style style:name="T17" style:family="text">
      <style:text-properties fo:font-weight="normal" officeooo:rsid="00097e38" style:font-weight-asian="normal" style:font-weight-complex="normal"/>
    </style:style>
    <style:style style:name="T18" style:family="text">
      <style:text-properties fo:font-weight="normal" officeooo:rsid="000a41b5" style:font-weight-asian="normal" style:font-weight-complex="normal"/>
    </style:style>
    <style:style style:name="T19" style:family="text">
      <style:text-properties fo:font-weight="normal" officeooo:rsid="001a5702" style:font-weight-asian="normal" style:font-weight-complex="normal"/>
    </style:style>
    <style:style style:name="T20" style:family="text">
      <style:text-properties fo:font-weight="normal" officeooo:rsid="001acf3c" style:font-weight-asian="normal" style:font-weight-complex="normal"/>
    </style:style>
    <style:style style:name="T21" style:family="text">
      <style:text-properties officeooo:rsid="00097e38"/>
    </style:style>
    <style:style style:name="T22" style:family="text">
      <style:text-properties style:text-line-through-style="none" style:text-line-through-type="none" fo:font-weight="normal" officeooo:rsid="0007a5cd" style:font-weight-asian="normal" style:font-weight-complex="normal"/>
    </style:style>
    <style:style style:name="T23" style:family="text">
      <style:text-properties officeooo:rsid="001a5702"/>
    </style:style>
    <style:style style:name="T24" style:family="text">
      <style:text-properties officeooo:rsid="001acf3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linical Case <text:span text:style-name="T23">7</text:span></text:p>
      <text:h text:style-name="P10" text:outline-level="1">Metrics:<text:line-break/></text:h>
      <text:p text:style-name="P24">PESI Score: <text:span text:style-name="Strong_20_Emphasis">118</text:span> → <text:span text:style-name="Strong_20_Emphasis">Class IV</text:span><text:line-break/>Simplified PESI (sPESI) Score: <text:span text:style-name="Strong_20_Emphasis">1</text:span> → <text:span text:style-name="Strong_20_Emphasis">High Risk</text:span><text:line-break/><text:span text:style-name="T20">I</text:span><text:span text:style-name="Strong_20_Emphasis"><text:span text:style-name="T15">ntermediate-high early mortality risk</text:span></text:span><text:span text:style-name="T15">. </text:span></text:p>
      <text:p text:style-name="P25"/>
      <text:p text:style-name="P25">PESI:</text:p>
      <text:p text:style-name="P22">Step-by-step calculation of the PESI score based on the provided patient data:</text:p>
      <text:p text:style-name="P2">1. Age: The patient is 78 years old. According to the PESI score, age in years is added directly as points. </text:p>
      <text:p text:style-name="P2">Points = 78</text:p>
      <text:p text:style-name="P2">2. Male sex: The patient is male. Add 10 points. </text:p>
      <text:p text:style-name="P2">Points = 10</text:p>
      <text:p text:style-name="P2">3. Cancer (any type): The patient has cancer. Add 30 points. </text:p>
      <text:p text:style-name="P2">Points = 30</text:p>
      <text:p text:style-name="P2">4. Chronic heart failure: The patient does not have heart failure. Add 0 points.</text:p>
      <text:p text:style-name="P2">5. Chronic pulmonary disease: The patient does not have COPD or chronic cardiopulmonary disease. Add 0 points.</text:p>
      <text:p text:style-name="P2">6. Pulse rate ≥ 110 bpm: The patient's heart rate is 87 bpm, which is less than 110. Add 0 points.</text:p>
      <text:p text:style-name="P2">7. Systolic blood pressure &lt; 100 mmHg: The patient's SBP is 116 mmHg, which is not less than 100. Add 0 points.</text:p>
      <text:p text:style-name="P2">8. Respiratory rate &gt; 30 breaths per minute: The patient's respiratory rate is 19, which is not greater than 30. Add 0 points.</text:p>
      <text:p text:style-name="P2">9. Temperature &lt; 36ºC: The patient's temperature is 37.1ºC, which is not less than 36. Add 0 points.</text:p>
      <text:p text:style-name="P2">10. Altered mental status: The patient does not have altered mental status. Add 0 points.</text:p>
      <text:p text:style-name="P2">11. Arterial oxyhaemoglobin saturation &lt; 90%: The patient's oxygen saturation is 91%, which is not less than 90. Add 0 points.</text:p>
      <text:p text:style-name="P2">Now, sum all the points:</text:p>
      <text:p text:style-name="P2">Age: 78 </text:p>
      <text:p text:style-name="P2">Male sex: 10 </text:p>
      <text:p text:style-name="P2">Cancer: 30 </text:p>
      <text:p text:style-name="P2"><text:soft-page-break/>Others: 0</text:p>
      <text:p text:style-name="P2">Total PESI score = 78 + 10 + 30 = 118</text:p>
      <text:p text:style-name="P2">According to the PESI risk strata: </text:p>
      <text:p text:style-name="P2">- Class IV: 106 - 125 points (high mortality risk)</text:p>
      <text:p text:style-name="P2"/>
      <text:p text:style-name="P2">PESI value: 118 (IV)</text:p>
      <text:p text:style-name="P2"/>
      <text:p text:style-name="P25">sPESI:</text:p>
      <text:p text:style-name="P27">Step-by-step calculation of the sPESI score:</text:p>
      <text:p text:style-name="P2">1. Age &gt; 80 years: The patient is 78 years old, which is not greater than 80, so 0 points.</text:p>
      <text:p text:style-name="P2">2. Cancer (any type): The patient has cancer, so 1 point.</text:p>
      <text:p text:style-name="P2">3. Chronic heart failure: The patient does not have heart failure, so 0 points.</text:p>
      <text:p text:style-name="P2">4. Chronic pulmonary disease: The patient does not have COPD or chronic cardiopulmonary disease, so 0 points.</text:p>
      <text:p text:style-name="P2">5. Pulse rate ≥ 110 bpm: The patient's heart rate is 87 bpm, which is less than 110, so 0 points.</text:p>
      <text:p text:style-name="P2">6. Systolic blood pressure &lt; 100 mmHg: The patient's SBP is 116 mmHg, which is not less than 100, so 0 points.</text:p>
      <text:p text:style-name="P2">7. Arterial oxyhaemoglobin saturation &lt; 90%: The patient's oxygen saturation is 91%, which is not less than 90%, so 0 points.</text:p>
      <text:p text:style-name="P2">Summing the points: 1 (cancer) + 0 + 0 + 0 + 0 + 0 = 1 point.</text:p>
      <text:p text:style-name="P2">According to the sPESI risk strata:</text:p>
      <text:p text:style-name="P2">- 0 points = Low risk</text:p>
      <text:p text:style-name="P2">- ≥ 1 point = High risk</text:p>
      <text:p text:style-name="P2"/>
      <text:p text:style-name="P2">sPESI value: 1 (High)</text:p>
      <text:p text:style-name="P27"/>
      <text:p text:style-name="P27"/>
      <text:p text:style-name="P27"/>
      <text:p text:style-name="P27"/>
      <text:p text:style-name="P27"/>
      <text:p text:style-name="P27"/>
      <text:p text:style-name="P27"/>
      <text:p text:style-name="P25"><text:soft-page-break/>Risk of Early Mortality:</text:p>
      <text:p text:style-name="P28">Step-by-step reasoning to classify the risk of early mortality for this patient with pulmonary embolism:</text:p>
      <text:p text:style-name="P2">1. **Haemodynamic instability**: </text:p>
      <text:p text:style-name="P2">- Defined as cardiac arrest, obstructive shock (SBP &lt;90 mmHg or vasopressors needed), or persistent hypotension (SBP &lt;90 mmHg or drop &gt;40 mmHg for &gt;15 min). </text:p>
      <text:p text:style-name="P2">- Patient’s SBP is 116 mmHg, no mention of vasopressors or shock signs, so haemodynamic instability is **absent (-)**.</text:p>
      <text:p text:style-name="P2"/>
      <text:p text:style-name="P2">2. **Clinical parameters of PE severity and/or comorbidity (PESI and sPESI)**: </text:p>
      <text:p text:style-name="P2">- PESI value = 118, which corresponds to PESI Class IV (high risk). </text:p>
      <text:p text:style-name="P2">- sPESI = 1 (≥1 is considered positive for risk). </text:p>
      <text:p text:style-name="P2">- Therefore, clinical parameters are **positive (+)**.</text:p>
      <text:p text:style-name="P2"/>
      <text:p text:style-name="P2">3. **RV dysfunction on TTE or CTPA**: </text:p>
      <text:p text:style-name="P2">- All echocardiography and CTPA parameters related to RV dysfunction are "Not Available". </text:p>
      <text:p text:style-name="P2">- Since no data is available, we **cannot confirm presence or absence** of RV dysfunction. </text:p>
      <text:p text:style-name="P2">- For safety and accuracy, we must consider this as **unknown** rather than negative.</text:p>
      <text:p text:style-name="P2"/>
      <text:p text:style-name="P2">4. **Elevated cardiac troponin levels**: </text:p>
      <text:p text:style-name="P2">- Troponin elevated = "yes", so this is **positive (+)**.</text:p>
      <text:p text:style-name="P2"/>
      <text:p text:style-name="P2">5. **Applying the classification table**: </text:p>
      <text:p text:style-name="P2">- Haemodynamic instability: negative (-) </text:p>
      <text:p text:style-name="P2">- Clinical parameters (PESI class IV and sPESI ≥1): positive (+) </text:p>
      <text:p text:style-name="P2">- Troponin: positive (+) </text:p>
      <text:p text:style-name="P2">- RV dysfunction: unknown (missing data)</text:p>
      <text:p text:style-name="P2"/>
      <text:p text:style-name="P2">According to the table: </text:p>
      <text:p text:style-name="P2">- High risk requires haemodynamic instability (+) plus clinical parameters (+), RV dysfunction (+), and troponin (+). This patient does not have haemodynamic instability, so cannot be high risk. </text:p>
      <text:p text:style-name="P2">- Intermediate-high risk requires haemodynamic instability (-), clinical parameters (+), RV dysfunction (+), and troponin (+). RV dysfunction is unknown, so we cannot confirm this category. </text:p>
      <text:p text:style-name="P2"><text:soft-page-break/>- Intermediate-low risk requires haemodynamic instability (-), clinical parameters (+), and one or none of RV dysfunction or troponin positive. Here, troponin is positive, RV dysfunction unknown. Since RV dysfunction is unknown, we cannot confirm if one or none is positive. </text:p>
      <text:p text:style-name="P2">- Low risk requires haemodynamic instability (-), clinical parameters (-), RV dysfunction (-), and troponin (-). This patient does not meet these criteria.</text:p>
      <text:p text:style-name="P2"/>
      <text:p text:style-name="P2">6. **Conclusion on RV dysfunction missing data**: </text:p>
      <text:p text:style-name="P2">- Since RV dysfunction is unknown, we cannot definitively classify as intermediate-high or intermediate-low. </text:p>
      <text:p text:style-name="P2">- However, given elevated troponin and high PESI class, the patient is at least at **intermediate risk**. </text:p>
      <text:p text:style-name="P2">- Without RV dysfunction data, the safest classification is **intermediate-high risk** if we assume RV dysfunction is present (which is common in high PESI and elevated troponin), or **intermediate-low risk** if RV dysfunction is absent. </text:p>
      <text:p text:style-name="P2">- Because the patient has elevated troponin and high PESI, and RV dysfunction is unknown, the prudent approach is to classify as **intermediate-high risk**, pending imaging confirmation.</text:p>
      <text:p text:style-name="P2"/>
      <text:p text:style-name="P2">Risk of Early Mortality level: Intermediate-high</text:p>
      <text:p text:style-name="P26"/>
      <text:p text:style-name="P26">Recommendations:</text:p>
      <text:p text:style-name="P27">- Patient State: </text:p>
      <text:p text:style-name="P2">78-year-old male patient with a history of cancer, no heart failure or chronic cardiopulmonary disease. Vital signs show hemodynamic stability (SBP 116 mmHg, HR 87 bpm, RR 19/min, SpO2 91%, no hypoperfusion or altered mental status). Laboratory tests reveal elevated troponin, creatinine 0.54 mg/dL with CrCl 76 mL/min. Echocardiographic and CTPA data regarding RV dysfunction and PE confirmation are not available. Clinical risk scores indicate intermediate-high risk (PESI class IV, sPESI = 1). No absolute or relative contraindications to anticoagulation or thrombolysis are present.</text:p>
      <text:p text:style-name="P2"/>
      <text:p text:style-name="P2">- Diagnosis: </text:p>
      <text:p text:style-name="P2">Suspected pulmonary embolism without hemodynamic instability but with intermediate-high risk features (elevated troponin, PESI IV, sPESI 1). The diagnosis of PE is not yet confirmed due to unavailable imaging (CTPA and echocardiography). The patient is currently stable but at risk for early hemodynamic deterioration.</text:p>
      <text:p text:style-name="P2"/>
      <text:p text:style-name="P2"/>
      <text:p text:style-name="P2"/>
      <text:p text:style-name="P2"><text:soft-page-break/>- Recommendations:</text:p>
      <text:p text:style-name="P2">1. **Diagnostic Workup:**</text:p>
      <text:p text:style-name="P2">- **Urgently perform computed tomography pulmonary angiography (CTPA)** to confirm or exclude pulmonary embolism. This is essential given the intermediate-high risk profile and elevated troponin, to guide definitive management. </text:p>
      <text:p text:style-name="P2">- **Perform transthoracic echocardiography (TTE)** as soon as possible to assess for right ventricular (RV) dysfunction (e.g., RV/LV ratio &gt;1.0, TAPSE &lt;16 mm, McConnell sign). This will help refine risk stratification and guide monitoring intensity. </text:p>
      <text:p text:style-name="P2">- If CTPA is contraindicated or not feasible, consider **bilateral lower limb compression ultrasonography (CUS)** to detect proximal deep vein thrombosis as indirect evidence supporting PE diagnosis. </text:p>
      <text:p text:style-name="P2">- Monitor oxygen saturation and clinical status closely during diagnostic evaluation.</text:p>
      <text:p text:style-name="P2">2. **Initial Treatment:**</text:p>
      <text:p text:style-name="P2">- **Start anticoagulation immediately with low molecular weight heparin (LMWH)**, given the high clinical suspicion and elevated troponin, unless contraindications develop. </text:p>
      <text:p text:style-name="P2"><text:tab/>- Suggested dosing: Enoxaparin 1 mg/kg subcutaneously every 12 hours (approximately 74 <text:tab/>mg BID based on 74 kg weight). </text:p>
      <text:p text:style-name="P2"><text:tab/>- Monitor renal function and adjust dosing if CrCl falls below 30 mL/min (not currently the <text:tab/>case). </text:p>
      <text:p text:style-name="P2">- Avoid systemic thrombolysis at this stage because the patient is hemodynamically stable and has no absolute contraindications but is classified as intermediate-high risk. Routine primary reperfusion is not recommended due to bleeding risk outweighing benefits in stable patients. </text:p>
      <text:p text:style-name="P2">- Hospitalize the patient for close monitoring in a setting capable of rapid intervention should hemodynamic deterioration occur.</text:p>
      <text:p text:style-name="P2">3. **Monitoring and Further Management:**</text:p>
      <text:p text:style-name="P2">- Continuous clinical monitoring for signs of hemodynamic instability or RV failure (e.g., hypotension, shock, worsening hypoxia). </text:p>
      <text:p text:style-name="P2">- Repeat echocardiography if clinical status worsens to reassess RV function. </text:p>
      <text:p text:style-name="P2">- If the patient develops hemodynamic instability or signs of circulatory collapse, consider rescue reperfusion therapy: </text:p>
      <text:p text:style-name="P2"><text:tab/>- Systemic thrombolysis if no contraindications. </text:p>
      <text:p text:style-name="P2"><text:tab/>- If contraindications to thrombolysis arise, consider surgical pulmonary embolectomy or <text:tab/>percutaneous catheter-directed therapy if available. </text:p>
      <text:p text:style-name="P2">- After at least 2–3 days of stable anticoagulation with LMWH, consider transition to oral anticoagulation: </text:p>
      <text:p text:style-name="P2"><text:soft-page-break/><text:tab/>- Options include apixaban or rivaroxaban with initial higher dosing regimens (e.g., <text:tab/>apixaban 10 mg BID for 7 days, then 5 mg BID; rivaroxaban 15 mg BID for 21 days, then <text:tab/>20 mg daily). </text:p>
      <text:p text:style-name="P2"><text:tab/>- Alternatively, after minimum 5 days of LMWH, switch to dabigatran or edoxaban per <text:tab/>approved protocols. </text:p>
      <text:p text:style-name="P2">- Given the patient’s cancer history, LMWH is preferred initially; however, direct oral anticoagulants (DOACs) may be considered based on cancer type, bleeding risk, and drug interactions.</text:p>
      <text:p text:style-name="P2">4. **Precautions:**</text:p>
      <text:p text:style-name="P2">- Monitor for bleeding complications during anticoagulation, especially given cancer history. </text:p>
      <text:p text:style-name="P2">- Maintain vigilance for any signs of clinical deterioration. </text:p>
      <text:p text:style-name="P2">- Ensure supportive care including oxygen supplementation to maintain adequate saturation. </text:p>
      <text:p text:style-name="P2">- Avoid premature discharge; ensure social support and access to medical care if outpatient management is considered later.</text:p>
      <text:p text:style-name="P2"/>
      <text:p text:style-name="P2">- Summary: </text:p>
      <text:p text:style-name="P2">This 78-year-old male with cancer and suspected intermediate-high risk PE (elevated troponin, PESI IV, stable hemodynamics) requires urgent diagnostic confirmation with CTPA and echocardiography to assess RV function. Immediate anticoagulation with LMWH is indicated while awaiting imaging results. Systemic thrombolysis is not recommended at this stage due to stable hemodynamics and bleeding risk. The patient should be hospitalized for close monitoring, with readiness to escalate to reperfusion therapy if hemodynamic instability develops. Transition to oral anticoagulation should follow clinical stabilization and guideline-based dosing. Close monitoring for bleeding and clinical deterioration is essential given the patient’s comorbidities and risk profile.</text:p>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21T20:28:31.734000000</meta:creation-date>
    <dc:date>2025-05-21T22:34:16.087000000</dc:date>
    <meta:editing-duration>PT1H53M7S</meta:editing-duration>
    <meta:editing-cycles>2</meta:editing-cycles>
    <meta:generator>LibreOffice/7.6.2.1$Windows_X86_64 LibreOffice_project/56f7684011345957bbf33a7ee678afaf4d2ba333</meta:generator>
    <meta:document-statistic meta:table-count="0" meta:image-count="0" meta:object-count="0" meta:page-count="6" meta:paragraph-count="107" meta:word-count="1563" meta:character-count="10179" meta:non-whitespace-character-count="8661"/>
  </office:meta>
</office:document-meta>
</file>